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visibility="collapse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11.2">
            <text:p>11.2</text:p>
          </table:table-cell>
          <table:table-cell office:value-type="float" office:value="142">
            <text:p>142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4" office:value-type="float" office:value="641.24">
            <text:p>641.24</text:p>
          </table:table-cell>
          <table:table-cell table:content-validation-name="val4"/>
          <table:table-cell table:formula="of:=+[.K2]/[.J2]" office:value-type="percentage" office:value="0">
            <text:p>0%</text:p>
          </table:table-cell>
          <table:table-cell office:value-type="float" office:value="91.84">
            <text:p>91.84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11.9">
            <text:p>11.9</text:p>
          </table:table-cell>
          <table:table-cell office:value-type="float" office:value="142">
            <text:p>142</text:p>
          </table:table-cell>
          <table:table-cell table:content-validation-name="val1" office:value-type="float" office:value="40">
            <text:p>4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284.97">
            <text:p>284.97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13">
            <text:p>13</text:p>
          </table:table-cell>
          <table:table-cell office:value-type="float" office:value="139.1">
            <text:p>139.1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926.85">
            <text:p>1926.85</text:p>
          </table:table-cell>
          <table:table-cell table:content-validation-name="val5" office:value-type="float" office:value="990.58">
            <text:p>990.58</text:p>
          </table:table-cell>
          <table:table-cell table:formula="of:=+[.K4]/[.J4]" office:value-type="percentage" office:value="0.51409294963282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3.5">
            <text:p>13.5</text:p>
          </table:table-cell>
          <table:table-cell office:value-type="float" office:value="141.9">
            <text:p>141.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67.12">
            <text:p>667.12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office:value-type="float" office:value="100.8">
            <text:p>100.8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3.2">
            <text:p>13.2</text:p>
          </table:table-cell>
          <table:table-cell office:value-type="float" office:value="136.5">
            <text:p>136.5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965.17">
            <text:p>965.17</text:p>
          </table:table-cell>
          <table:table-cell table:content-validation-name="val5" office:value-type="float" office:value="456.59">
            <text:p>456.59</text:p>
          </table:table-cell>
          <table:table-cell table:formula="of:=+[.K6]/[.J6]" office:value-type="percentage" office:value="0.473066920853321">
            <text:p>47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4">
            <text:p>14</text:p>
          </table:table-cell>
          <table:table-cell office:value-type="float" office:value="138.5">
            <text:p>138.5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656.76">
            <text:p>656.76</text:p>
          </table:table-cell>
          <table:table-cell table:content-validation-name="val5" office:value-type="float" office:value="320.35">
            <text:p>320.35</text:p>
          </table:table-cell>
          <table:table-cell table:formula="of:=+[.K7]/[.J7]" office:value-type="percentage" office:value="0.487773311407516">
            <text:p>4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5.9">
            <text:p>15.9</text:p>
          </table:table-cell>
          <table:table-cell office:value-type="float" office:value="138.9">
            <text:p>138.9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858.4">
            <text:p>858.4</text:p>
          </table:table-cell>
          <table:table-cell table:content-validation-name="val5" office:value-type="float" office:value="406.75">
            <text:p>406.75</text:p>
          </table:table-cell>
          <table:table-cell table:formula="of:=+[.K8]/[.J8]" office:value-type="percentage" office:value="0.473846691519105">
            <text:p>47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6.1">
            <text:p>16.1</text:p>
          </table:table-cell>
          <table:table-cell office:value-type="float" office:value="136.5">
            <text:p>136.5</text:p>
          </table:table-cell>
          <table:table-cell table:content-validation-name="val1"/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926.3">
            <text:p>926.3</text:p>
          </table:table-cell>
          <table:table-cell table:content-validation-name="val5" office:value-type="float" office:value="494.02">
            <text:p>494.02</text:p>
          </table:table-cell>
          <table:table-cell table:formula="of:=+[.K9]/[.J9]" office:value-type="percentage" office:value="0.533326136240959">
            <text:p>53%</text:p>
          </table:table-cell>
          <table:table-cell table:number-columns-repeated="1012"/>
        </table:table-row>
        <table:table-row table:style-name="ro7" table:number-rows-repeated="11">
          <table:table-cell table:number-columns-repeated="5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table:number-columns-repeated="2"/>
          <table:table-cell table:number-columns-repeated="1013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2">02/07/2022</text:date>, <text:time>23:2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7-02T23:23:48.25</dc:date>
    <dc:creator>Lawrence Perepolkin</dc:creator>
    <meta:editing-duration>PT12H10M14S</meta:editing-duration>
    <meta:editing-cycles>46</meta:editing-cycles>
    <meta:generator>OpenOffice/4.1.11$Win32 OpenOffice.org_project/4111m1$Build-9808</meta:generator>
    <meta:document-statistic meta:table-count="3" meta:cell-count="166" meta:object-count="0"/>
  </office:meta>
</office:document-meta>
</file>